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A00000267F250000981AB0A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0.959cm" draw:z-index="0"><draw:image xlink:href="Pictures/10000000000003BA00000267F250000981AB0A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1:22:59.083564007</meta:creation-date>
    <dc:date>2019-12-17T13:52:32.480124173</dc:date>
    <meta:editing-duration>PT49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